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993in" style:rel-column-width="17617*"/>
    </style:style>
    <style:style style:name="Table1.B" style:family="table-column">
      <style:table-column-properties style:column-width="2.2063in" style:rel-column-width="21602*"/>
    </style:style>
    <style:style style:name="Table1.C" style:family="table-column">
      <style:table-column-properties style:column-width="2.6875in" style:rel-column-width="2631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.2in" fo:margin-bottom="0.2in"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вартальный анализ целей в области качества за 2015 год –<text:span text:style-name="T1"> </text:span>отдел ККР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4" office:value-type="string">
            <text:p text:style-name="Table_20_Contents">Увеличение выручки на 20% по сравнению с 2014 годом.</text:p>
          </table:table-cell>
          <table:table-cell table:style-name="Table1.A2" office:value-type="string">
            <text:p text:style-name="Table_20_Contents">Обеспечение роста численности производственного персонала до 65 человек.</text:p>
          </table:table-cell>
          <table:table-cell table:style-name="Table1.C2" office:value-type="string">
            <text:p text:style-name="Table_20_Contents">На 01.04.2015 численность сотрудников подразделения — 9 человек, включая 2 декретников. На 01.07.2015 численность сотрудников подразделения — 10 человек, включая 2 декретников. Увеличение численности обеспечено переходом в ОККР Т. Паниной из отдела по работе с клиентами.</text:p>
            <text:p text:style-name="Table_20_Contents">01.10.2015 численность сотрудников подразделения — 9 человек, включая 2 декретников. Уменьшение численности обеспечено увольнением Р. Дерябина из подразделения.</text:p>
            <text:p text:style-name="P2">01.01.2016 <text:span text:style-name="T2">численность сотрудников подразделения — 10 человек, включая одного декретника. Увеличение численности обеспечено приходом в подразделение 2-х сотрудников (Кайгородова, Харитонов), несмотря на увольнение одного декретника (Бутакова)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рост конверсии обращений заказчиков в заказы компании до 20 %</text:p>
          </table:table-cell>
          <table:table-cell table:style-name="Table1.C2" office:value-type="string">
            <text:p text:style-name="Table_20_Contents">Данная цель обеспечивалась более качественными предпроектными оценками времени тестирования, обеспечивалась тенденция снижения времени тестирования ко времени разработки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в 2 раза по сравнению со статистикой 2014 года.</text:p>
          </table:table-cell>
          <table:table-cell table:style-name="Table1.C2" office:value-type="string">
            <text:p text:style-name="Table_20_Contents">Динамика количества дефектов: 31 (1-й квартал), 17 (2-й квартал), 19 (3-й квартал), 16 (4-й квартал). Есть тенденция к уменьшению дефектов. Количество замечаний к качеству тестирования от заказчиков уменьшилось (1 на проекте <text:span text:style-name="T1">Cassantec, </text:span><text:span text:style-name="T2">как в 1-м, так и 2-м кварталах</text:span>), 0 в последующих.</text:p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Table_20_Contents">Осуществить запуск собственного продукта <text:span text:style-name="T1">CrISStal Eye. </text:span><text:span text:style-name="T2">Не менее 1 факта продажи.</text:span></text:p>
          </table:table-cell>
          <table:table-cell table:style-name="Table1.C2" office:value-type="string">
            <text:p text:style-name="Table_20_Contents"><text:span text:style-name="T2">На проекте в</text:span>недрен инструмент управления тестовой документацией и тестирования — <text:span text:style-name="T1">Testlink. </text:span><text:span text:style-name="T2">В рамках обеспечения качества <text:s/>проводится сбор метрик производительности в каждом </text:span><text:soft-page-break/><text:span text:style-name="T2">релизном тестировании.</text:span></text:p>
          </table:table-cell>
        </table:table-row>
        <table:table-row>
          <table:table-cell table:style-name="Table1.A2" table:number-rows-spanned="2" office:value-type="string">
            <text:p text:style-name="Table_20_Contents">Снижение доли косвенных затрат ниже 40%</text:p>
          </table:table-cell>
          <table:table-cell table:style-name="Table1.A2" office:value-type="string">
            <text:p text:style-name="Table_20_Contents">Снижение времени на внутренние задачи у производственного персонала до 16-19%</text:p>
          </table:table-cell>
          <table:table-cell table:style-name="Table1.C2" office:value-type="string">
            <text:p text:style-name="Table_20_Contents">На данный момент цель <text:s/>достигнута. По итогам <text:span text:style-name="T2">первого квартала процент времени на внутренние задачи состовлял 25%, во втором квартале процент составил 26% в </text:span>третьем квартале 16% и в четвертом 15% . Можно констатировать, что цель достигнута.</text:p>
          </table:table-cell>
        </table:table-row>
        <table:table-row>
          <table:covered-table-cell/>
          <table:table-cell table:style-name="Table1.A2" office:value-type="string">
            <text:p text:style-name="Table_20_Contents">Снижение текучести производственного персонала до 25 %</text:p>
          </table:table-cell>
          <table:table-cell table:style-name="Table1.C2" office:value-type="string">
            <text:p text:style-name="Table_20_Contents">Текучесть в подразделении в 1-м и во 2 кварталах — 0%, в 3-м и 4-м кварталах — 10%. </text:p>
          </table:table-cell>
        </table:table-row>
      </table:table>
      <text:p text:style-name="P3"/>
      <text:p text:style-name="P3">Подведение итогов:</text:p>
      <text:list xml:id="list3656990896367308662" text:style-name="L1">
        <text:list-item>
          <text:p text:style-name="P4">В течении календарного года обеспечен рост численности активного персонала подразделения, несмотря на увольнение одного активного сотрудника и одного декретника.</text:p>
        </text:list-item>
        <text:list-item>
          <text:p text:style-name="P4">В течении календарного года обеспечена динамика уменьшения количества подтвержденных дефектов, открытых заказчиком в течении квартала и уменьшение числа замечаний заказчиков.</text:p>
        </text:list-item>
        <text:list-item>
          <text:p text:style-name="P4">Из квартала в квартал обеспечивалось снижение времени работы персонала подразделения на внутренних задачах, достигнув величины 15%.</text:p>
        </text:list-item>
        <text:list-item>
          <text:p text:style-name="P4">Выводы: Необходимо вынести такой показатель, как снижение количества дефектов в ежеквартальную <text:span text:style-name="T1">SMART </text:span>задачу руководителю. Процент времени затрачиваемого персоналом подразделения на внутренние задачи стоит оставить на уровне 18-20%. Это необходимо для того, чтобы с учетом персективы роста запросов от <text:span text:style-name="T1">Blazemeter </text:span>делать наработки с скриптах, чтобы быть готовым к решению новых задач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27T00:32:38.96</meta:creation-date>
    <dc:date>2016-02-12T10:51:46.10</dc:date>
    <meta:editing-duration>PT2H30S</meta:editing-duration>
    <meta:editing-cycles>4</meta:editing-cycles>
    <meta:generator>OpenOffice/4.0.1$Win32 OpenOffice.org_project/401m5$Build-9714</meta:generator>
    <dc:creator>Konstantin Firsanov</dc:creator>
    <meta:document-statistic meta:table-count="1" meta:image-count="0" meta:object-count="0" meta:page-count="2" meta:paragraph-count="25" meta:word-count="419" meta:character-count="3160"/>
  </office:meta>
</office:document-meta>
</file>